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Quotations">
      <style:paragraph-properties fo:margin-left="0cm" fo:margin-right="0cm" fo:text-align="justify" style:justify-single-word="false" fo:text-indent="0cm" style:auto-text-indent="false" fo:break-before="page">
        <style:tab-stops/>
      </style:paragraph-properties>
      <style:text-properties style:font-name="Arial" fo:font-weight="bold" style:font-weight-asian="bold" style:font-weight-complex="bold"/>
    </style:style>
    <style:style style:name="P2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3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Quotations">
      <style:paragraph-properties fo:margin-left="0cm" fo:margin-right="0cm" fo:text-align="justify" style:justify-single-word="false" fo:text-indent="0cm" style:auto-text-indent="false" fo:break-before="page">
        <style:tab-stops/>
      </style:paragraph-properties>
      <style:text-properties style:font-name="Arial" fo:font-weight="bold" officeooo:rsid="001b4016" officeooo:paragraph-rsid="001b4016" style:font-weight-asian="bold" style:font-weight-complex="bold"/>
    </style:style>
    <style:style style:name="P5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weight="bold" officeooo:rsid="001f1633" officeooo:paragraph-rsid="001f1633" style:font-weight-asian="bold" style:font-weight-complex="bold"/>
    </style:style>
    <style:style style:name="P6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Arial" fo:font-weight="bold" style:font-weight-asian="bold" style:font-weight-complex="bold" fo:hyphenate="false" loext:hyphenation-no-caps="false"/>
    </style:style>
    <style:style style:name="P7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8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style:font-name="Arial" fo:hyphenate="false" loext:hyphenation-no-caps="false"/>
    </style:style>
    <style:style style:name="P9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language="en" fo:country="US"/>
    </style:style>
    <style:style style:name="P10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language="en" fo:country="US" fo:font-style="italic" style:font-style-asian="italic" style:font-style-complex="italic"/>
    </style:style>
    <style:style style:name="P11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rial" fo:language="en" fo:country="US" officeooo:paragraph-rsid="0015e50a"/>
    </style:style>
    <style:style style:name="P12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rial" fo:language="en" fo:country="US" officeooo:rsid="0015e50a" officeooo:paragraph-rsid="0015e50a"/>
    </style:style>
    <style:style style:name="P13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rial" fo:language="en" fo:country="US" officeooo:rsid="0016d34b" officeooo:paragraph-rsid="0016d34b"/>
    </style:style>
    <style:style style:name="P14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tyle="italic" style:font-style-asian="italic" style:font-style-complex="italic"/>
    </style:style>
    <style:style style:name="P15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16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17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officeooo:rsid="001b4016" officeooo:paragraph-rsid="001b4016"/>
    </style:style>
    <style:style style:name="P19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officeooo:rsid="001dfa95" officeooo:paragraph-rsid="001dfa95"/>
    </style:style>
    <style:style style:name="P20" style:family="paragraph" style:parent-style-name="Quotations">
      <style:paragraph-properties fo:margin-left="0cm" fo:margin-right="1cm" fo:text-indent="0cm" style:auto-text-indent="false"/>
      <style:text-properties style:font-name="Arial"/>
    </style:style>
    <style:style style:name="P21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22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style:page-number="auto" fo:break-before="page" fo:background-color="transparent">
        <style:tab-stops/>
      </style:paragraph-properties>
      <style:text-properties style:font-name="Arial" fo:hyphenate="false" loext:hyphenation-no-caps="false"/>
    </style:style>
    <style:style style:name="P23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Arial" fo:hyphenate="false" loext:hyphenation-no-caps="false"/>
    </style:style>
    <style:style style:name="P24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5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1f1633"/>
    </style:style>
    <style:style style:name="P26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25bc51"/>
    </style:style>
    <style:style style:name="P27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6e9a2" fo:hyphenate="false" loext:hyphenation-no-caps="false"/>
    </style:style>
    <style:style style:name="P28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justify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c9211e" loext:opacity="100%" style:font-name="Arial" fo:font-weight="bold" style:font-weight-asian="bold" style:font-weight-complex="bold"/>
    </style:style>
    <style:style style:name="P30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fo:color="#c9211e" loext:opacity="100%" style:font-name="Arial" fo:font-weight="normal" officeooo:rsid="0016d7c5" officeooo:paragraph-rsid="0016d7c5" style:font-weight-asian="normal" style:font-weight-complex="normal"/>
    </style:style>
    <style:style style:name="P31" style:family="paragraph" style:parent-style-name="Quotations">
      <style:paragraph-properties fo:margin-left="0cm" fo:margin-right="0cm" fo:text-indent="0cm" style:auto-text-indent="false">
        <style:tab-stops/>
      </style:paragraph-properties>
    </style:style>
    <style:style style:name="P32" style:family="paragraph" style:parent-style-name="Quotations">
      <style:paragraph-properties fo:margin-left="1.251cm" fo:margin-right="-0.503cm" fo:text-indent="1.251cm" style:auto-text-indent="false">
        <style:tab-stops/>
      </style:paragraph-properties>
    </style:style>
    <style:style style:name="P33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Arial" fo:font-weight="normal" officeooo:rsid="0019ae1a" officeooo:paragraph-rsid="0019ae1a" style:font-weight-asian="normal" style:font-weight-complex="normal"/>
    </style:style>
    <style:style style:name="P34" style:family="paragraph" style:parent-style-name="Quotation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Arial" fo:font-size="12pt" fo:font-weight="normal" officeooo:rsid="0019ae1a" officeooo:paragraph-rsid="0019ae1a" style:font-size-asian="12pt" style:font-weight-asian="normal" style:font-size-complex="12pt" style:font-weight-complex="normal"/>
    </style:style>
    <style:style style:name="P35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36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reak-before="page" fo:background-color="transparent">
        <style:tab-stops/>
      </style:paragraph-properties>
      <style:text-properties officeooo:paragraph-rsid="0022165c" fo:hyphenate="false" loext:hyphenation-no-caps="false"/>
    </style:style>
    <style:style style:name="P37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2165c" fo:hyphenate="false" loext:hyphenation-no-caps="false"/>
    </style:style>
    <style:style style:name="P38" style:family="paragraph" style:parent-style-name="Quotations" style:master-page-name="MP0">
      <style:paragraph-properties fo:margin-left="0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Arial" fo:font-weight="bold" officeooo:rsid="001dfa95" officeooo:paragraph-rsid="001dfa95" style:font-weight-asian="bold" style:font-weight-complex="bold"/>
    </style:style>
    <style:style style:name="P39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2165c" fo:hyphenate="false" loext:hyphenation-no-caps="false"/>
    </style:style>
    <style:style style:name="P40" style:family="paragraph" style:parent-style-name="Quotations">
      <loext:graphic-properties draw:fill="none"/>
      <style:paragraph-properties fo:margin-left="0cm" fo:margin-right="0cm" fo:margin-top="0cm" fo:margin-bottom="0.499cm" style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1618" fo:hyphenate="false" loext:hyphenation-no-caps="false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style="italic" style:font-style-asian="italic" style:font-style-complex="italic"/>
    </style:style>
    <style:style style:name="T4" style:family="text">
      <style:text-properties style:font-name="Arial" fo:language="en" fo:country="US" officeooo:rsid="001399d8"/>
    </style:style>
    <style:style style:name="T5" style:family="text">
      <style:text-properties style:font-name="Arial" fo:font-style="italic" style:font-style-asian="italic" style:font-style-complex="italic"/>
    </style:style>
    <style:style style:name="T6" style:family="text">
      <style:text-properties style:font-name="Arial" fo:font-weight="bold" officeooo:rsid="0022165c" style:font-weight-asian="bold" style:font-weight-complex="bold"/>
    </style:style>
    <style:style style:name="T7" style:family="text">
      <style:text-properties style:font-name="Arial" fo:font-weight="bold" officeooo:rsid="0023c98c" style:font-weight-asian="bold" style:font-weight-complex="bold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22165c" style:font-weight-asian="normal" style:font-weight-complex="normal"/>
    </style:style>
    <style:style style:name="T10" style:family="text">
      <style:text-properties style:font-name="Arial" fo:font-weight="normal" officeooo:rsid="0026e9a2" style:font-weight-asian="normal" style:font-weight-complex="normal"/>
    </style:style>
    <style:style style:name="T11" style:family="text">
      <style:text-properties style:font-name="Arial" fo:font-weight="normal" officeooo:rsid="0027efe7" style:font-weight-asian="normal" style:font-weight-complex="normal"/>
    </style:style>
    <style:style style:name="T12" style:family="text">
      <style:text-properties style:font-name="Arial" fo:font-weight="normal" officeooo:rsid="00281618" style:font-weight-asian="normal" style:font-weight-complex="normal"/>
    </style:style>
    <style:style style:name="T1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style:font-name="Arial" fo:font-size="12pt" officeooo:rsid="001f1633" style:font-size-asian="12pt" style:font-size-complex="12pt"/>
    </style:style>
    <style:style style:name="T17" style:family="text">
      <style:text-properties style:font-name="Arial" officeooo:rsid="0025bc51"/>
    </style:style>
    <style:style style:name="T18" style:family="text">
      <style:text-properties style:font-name="Arial" officeooo:rsid="0027efe7"/>
    </style:style>
    <style:style style:name="T19" style:family="text">
      <style:text-properties fo:color="#404040" loext:opacity="100%" style:font-name="Arial" fo:background-color="#f7f7f7" loext:char-shading-value="0" style:font-name-complex="Courier New"/>
    </style:style>
    <style:style style:name="T20" style:family="text">
      <style:text-properties officeooo:rsid="0015e50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dfa95"/>
    </style:style>
    <style:style style:name="T25" style:family="text">
      <style:text-properties officeooo:rsid="0027ef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Instalações:</text:p>
      <text:p text:style-name="P7">Instalar sistema operacional em computadores antigos o pen drive deve estar em formato de gravação DD (foi utilizado o RuFUS)</text:p>
      <text:p text:style-name="P7"/>
      <text:p text:style-name="P24"><text:span text:style-name="Fonte_20_parág._20_padrão"><text:span text:style-name="T1">Comando = </text:span></text:span><text:span text:style-name="Fonte_20_parág._20_padrão"><text:span text:style-name="T19">ls -ld ( para ver nível de permissão)</text:span></text:span></text:p>
      <text:p text:style-name="P7"/>
      <text:p text:style-name="P7">Apt install nfs-kernel-server – instalaçao no principal</text:p>
      <text:p text:style-name="P7"/>
      <text:p text:style-name="P7">apt install nfs-common – instalacao no secundario</text:p>
      <text:p text:style-name="P7"/>
      <text:p text:style-name="P7">apt install openssh-server – instalaçao em ambos</text:p>
      <text:p text:style-name="P7"/>
      <text:p text:style-name="P7">apt install openmpi-bin – instalaçao em ambos</text:p>
      <text:p text:style-name="P7"/>
      <text:p text:style-name="P7">apt install libopenmpi-dev – instalaçao em ambos</text:p>
      <text:p text:style-name="P7"/>
      <text:p text:style-name="P7">apt install ntpdate – instalaçao em ambos</text:p>
      <text:p text:style-name="P7"/>
      <text:p text:style-name="P4">Configuração da rede:</text:p>
      <text:p text:style-name="P7">Configuraçao em todas as maquinas;</text:p>
      <text:p text:style-name="P9">nano /etc/network/interfaces</text:p>
      <text:p text:style-name="P10"><text:tab/># The primary network interface</text:p>
      <text:p text:style-name="P32"><text:span text:style-name="Fonte_20_parág._20_padrão"><text:span text:style-name="T3">auto enp0s3 <text:s text:c="2"/></text:span></text:span></text:p>
      <text:p text:style-name="P24"><text:span text:style-name="Fonte_20_parág._20_padrão"><text:span text:style-name="T3"><text:tab/><text:tab/>allow-hotplug enp0s3 </text:span></text:span></text:p>
      <text:p text:style-name="P24"><text:span text:style-name="Fonte_20_parág._20_padrão"><text:span text:style-name="T3"><text:tab/><text:tab/>iface enp0s3 inet static </text:span></text:span></text:p>
      <text:p text:style-name="P24"><text:span text:style-name="Fonte_20_parág._20_padrão"><text:span text:style-name="T3"><text:tab/><text:tab/></text:span></text:span><text:span text:style-name="Fonte_20_parág._20_padrão"><text:span text:style-name="T5">address </text:span></text:span></text:p>
      <text:p text:style-name="P14"><text:tab/><text:tab/>netmask</text:p>
      <text:p text:style-name="P14"><text:tab/><text:tab/>gateway</text:p>
      <text:p text:style-name="P14"/>
      <text:p text:style-name="P14"/>
      <text:p text:style-name="P7">Reinicia as placas de rede</text:p>
      <text:p text:style-name="P9">/etc/init.d/networking restart</text:p>
      <text:p text:style-name="P9">ou</text:p>
      <text:p text:style-name="P24"><text:span text:style-name="Fonte_20_parág._20_padrão"><text:span text:style-name="T3">/etc</text:span></text:span><text:span text:style-name="Fonte_20_parág._20_padrão"><text:span text:style-name="T2">/init.d/networking stop</text:span></text:span></text:p>
      <text:p text:style-name="P9">/etc/init.d/networking start</text:p>
      <text:p text:style-name="P7"/>
      <text:p text:style-name="P18">Obs; Se não conseguir receber ip, reiniciar a máquina.</text:p>
      <text:p text:style-name="P7"/>
      <text:p text:style-name="P1">Configuraçao no sistema do principal;</text:p>
      <text:p text:style-name="P24"><text:span text:style-name="Fonte_20_parág._20_padrão"><text:span text:style-name="T1">Criar pasta arquivos na raiz do sistema do principal;</text:span></text:span></text:p>
      <text:p text:style-name="P7">mkdir /arquivos/ <text:s text:c="4"/></text:p>
      <text:p text:style-name="P7">Dar comando de autorização de escrita para clientes(escravos)</text:p>
      <text:p text:style-name="P7">chmod -R 777 /arquivos/</text:p>
      <text:p text:style-name="P7"/>
      <text:p text:style-name="P7">Acessar arquivo exports:</text:p>
      <text:p text:style-name="P24"><text:span text:style-name="Fonte_20_parág._20_padrão"><text:span text:style-name="T1">nano /</text:span></text:span><text:span text:style-name="Fonte_20_parág._20_padrão"><text:span text:style-name="T5">etc</text:span></text:span><text:span text:style-name="Fonte_20_parág._20_padrão"><text:span text:style-name="T1">/exports</text:span></text:span></text:p>
      <text:p text:style-name="P7">Adicionar linha de comando:</text:p>
      <text:p text:style-name="P24"><text:span text:style-name="Fonte_20_parág._20_padrão"><text:span text:style-name="T5">/arquivos 192.168.1.0/</text:span></text:span><text:span text:style-name="Fonte_20_parág._20_padrão"><text:span text:style-name="T1">24(rw,sync,no_subtree_check)</text:span></text:span></text:p>
      <text:p text:style-name="P26"><text:span text:style-name="Fonte_20_parág._20_padrão"><text:span text:style-name="T17">Obs.: Utilizar endereço da rede.</text:span></text:span></text:p>
      <text:p text:style-name="P7"/>
      <text:p text:style-name="P2">Configuraçao no sistema do secundario;</text:p>
      <text:p text:style-name="P7">Editar o arquivo abaixo, para apontar pasta do servidor, e dar permissões;</text:p>
      <text:p text:style-name="P7"/>
      <text:p text:style-name="P24"><text:span text:style-name="Fonte_20_parág._20_padrão"><text:span text:style-name="T1">nano /</text:span></text:span><text:span text:style-name="Fonte_20_parág._20_padrão"><text:span text:style-name="T5">etc</text:span></text:span><text:span text:style-name="Fonte_20_parág._20_padrão"><text:span text:style-name="T1">/fstab</text:span></text:span></text:p>
      <text:p text:style-name="P7"/>
      <text:p text:style-name="P24"><text:span text:style-name="Fonte_20_parág._20_padrão"><text:span text:style-name="T1">192.168.1.x:/arquivos /arquivos nfs rw,sync,hard,intr 0 0 (endereço ip do Principal)</text:span></text:span></text:p>
      <text:p text:style-name="P20"/>
      <text:p text:style-name="P7">Na maquina secundaria:</text:p>
      <text:p text:style-name="P7">mount -a</text:p>
      <text:p text:style-name="P7"/>
      <text:p text:style-name="P7">Verifique o mapeamento da pasta arquivos com: df -h</text:p>
      <text:p text:style-name="P7"/>
      <text:p text:style-name="P19">Obs.: Caso não consiga mapear a pasta arquivos, tente novamente após reiniciar o sistema.</text:p>
      <text:p text:style-name="P7"/>
      <text:p text:style-name="P7"><text:soft-page-break/></text:p>
      <text:p text:style-name="P7">Mudar nome de todas as maquinas;</text:p>
      <text:p text:style-name="P7">nano /etc/hostname</text:p>
      <text:p text:style-name="P7">Colocar nomes como principal, secundario1, secundario2, etc..</text:p>
      <text:p text:style-name="P7"/>
      <text:p text:style-name="P7">Configurar arquivo host em todas as máquinas, precisa ser idêntico em todas;</text:p>
      <text:p text:style-name="P7"/>
      <text:p text:style-name="P7">nano /etc/hosts</text:p>
      <text:p text:style-name="P7">Exemplo para adicionar:</text:p>
      <text:p text:style-name="P7">192.168.1.100 Principal <text:s/>(ip pode variar)</text:p>
      <text:p text:style-name="P7">192.168.1.101 Secundario1 (ip pode variar)</text:p>
      <text:p text:style-name="P7"/>
      <text:p text:style-name="P7"><text:span text:style-name="T24">R</text:span>einicie as máquinas.</text:p>
      <text:p text:style-name="P7"/>
      <text:p text:style-name="P1">Configurar ssh (todas as maquinas):</text:p>
      <text:p text:style-name="P17">ssh-keygen – gerar uma chave de autorizaçao</text:p>
      <text:p text:style-name="P17">cp /root/.ssh/id_rsa.pub <text:s/>/arquivos/nomedohost – fazer uma cópia da chave publica e renomeá-la;</text:p>
      <text:p text:style-name="P17">nano /root/.ssh/authorized_keys – criar arquivo</text:p>
      <text:p text:style-name="P24"><text:span text:style-name="Fonte_20_parág._20_padrão"><text:span text:style-name="T13">chmod -R go= /root/.ssh</text:span></text:span><text:span text:style-name="Fonte_20_parág._20_padrão"><text:span text:style-name="T14"> </text:span></text:span><text:span text:style-name="Fonte_20_parág._20_padrão"><text:span text:style-name="T13">-</text:span></text:span><text:span text:style-name="Fonte_20_parág._20_padrão"><text:span text:style-name="T14"> </text:span></text:span><text:span text:style-name="Fonte_20_parág._20_padrão"><text:span text:style-name="T15">Isso remove recursivamente todas as permissões “group” e “other”</text:span></text:span></text:p>
      <text:p text:style-name="P21">Você devera copiar todo contudo das chaves públicas do diretório /arquivos/ para o arquivo authorized_keys.</text:p>
      <text:p text:style-name="P21"/>
      <text:p text:style-name="P25"><text:span text:style-name="Fonte_20_parág._20_padrão"><text:span text:style-name="T13">cat /arquivos/nomesdohosts &gt; /root/.ssh/authorized_keys </text:span></text:span></text:p>
      <text:p text:style-name="P25"><text:span text:style-name="Fonte_20_parág._20_padrão"><text:span text:style-name="T16">C</text:span></text:span><text:span text:style-name="Fonte_20_parág._20_padrão"><text:span text:style-name="T15">omando serve para copiar o conteúdo armazenado dentro do </text:span></text:span><text:span text:style-name="Fonte_20_parág._20_padrão"><text:span text:style-name="T16">diretório </text:span></text:span><text:span text:style-name="Fonte_20_parág._20_padrão"><text:span text:style-name="T15">arquivo</text:span></text:span><text:span text:style-name="Fonte_20_parág._20_padrão"><text:span text:style-name="T16">s</text:span></text:span><text:span text:style-name="Fonte_20_parág._20_padrão"><text:span text:style-name="T15"> e cola</text:span></text:span><text:span text:style-name="Fonte_20_parág._20_padrão"><text:span text:style-name="T16">r</text:span></text:span><text:span text:style-name="Fonte_20_parág._20_padrão"><text:span text:style-name="T15"> dentro d</text:span></text:span><text:span text:style-name="Fonte_20_parág._20_padrão"><text:span text:style-name="T16">o </text:span></text:span><text:span text:style-name="Fonte_20_parág._20_padrão"><text:span text:style-name="T15">arquivo </text:span></text:span><text:span text:style-name="Fonte_20_parág._20_padrão"><text:span text:style-name="T16">authorized_keys</text:span></text:span><text:span text:style-name="Fonte_20_parág._20_padrão"><text:span text:style-name="T15">.</text:span></text:span></text:p>
      <text:p text:style-name="P34"/>
      <text:p text:style-name="P33">A chave Principal ficou no Secundario1, e a chave do Secundario1 ficou no Principal.</text:p>
      <text:p text:style-name="P33"/>
      <text:p text:style-name="P29">Todas as chaves públicas devem estar <text:s/>no arquivo authorized-keys;</text:p>
      <text:p text:style-name="P29">Repita esses passo em todo os nós;</text:p>
      <text:p text:style-name="P17"/>
      <text:p text:style-name="P5">Teste:</text:p>
      <text:p text:style-name="P17">ssh nomedohost</text:p>
      <text:p text:style-name="P7"/>
      <text:p text:style-name="P1">Criar arquivo com nome de todos os nós;</text:p>
      <text:p text:style-name="P7"/>
      <text:p text:style-name="P7">Criar um arquivo dentro do diretorio arquivos, chamado maquinas, adicionar o hostname de todas as maquinas do cluster;</text:p>
      <text:p text:style-name="P7">nano /arquivos/maquinas </text:p>
      <text:p text:style-name="P7"/>
      <text:p text:style-name="P24"><text:span text:style-name="Fonte_20_parág._20_padrão"><text:span text:style-name="T8">chmod -R go= /arquivos/</text:span></text:span></text:p>
      <text:p text:style-name="P7"/>
      <text:p text:style-name="P2">Instalação do MPICH:</text:p>
      <text:p text:style-name="P15"/>
      <text:p text:style-name="P30">Verificar nas próximas máquinas se existe o diretório mpi4py no caminho /usr/lib/python3/dist-packages</text:p>
      <text:p text:style-name="P30"/>
      <text:p text:style-name="P16">apt install mpich</text:p>
      <text:p text:style-name="P31"><text:span text:style-name="Fonte_20_parág._20_padrão"><text:span text:style-name="T4"/></text:span></text:p>
      <text:p text:style-name="P15">Teste: mpiexec -n 1 hostname</text:p>
      <text:p text:style-name="P15"/>
      <text:p text:style-name="P3">Configurar MPI4PY, todas as máquinas:</text:p>
      <text:p text:style-name="P11">apt install python<text:span text:style-name="T20">3</text:span>-dev</text:p>
      <text:p text:style-name="P11">apt install libmpich-dev</text:p>
      <text:p text:style-name="P11">apt install <text:span text:style-name="T20">python3-pip</text:span></text:p>
      <text:p text:style-name="P12">pip3 –version</text:p>
      <text:p text:style-name="P13">pip3 install mpi4py</text:p>
      <text:p text:style-name="P13"/>
      <text:p text:style-name="P22"><text:span text:style-name="T22">Arquivo para fazer testes: </text:span><text:span text:style-name="T21">(Apenas na maquina Principal)</text:span></text:p>
      <text:p text:style-name="P23"/>
      <text:p text:style-name="P23">mkdir /<text:span text:style-name="T23">mpi4py/</text:span></text:p>
      <text:p text:style-name="P23">cd mpi4py</text:p>
      <text:p text:style-name="P23">wget https://files.pythonhosted.org/packages/20/50/d358fe2b56075163b75eca30c2faa6455c50b9978dd26f0fc4e3879b1062/mpi4py-3.1.3.tar.gz</text:p>
      <text:p text:style-name="P23">tar -zxf mpi4py-3.1.3.tar.gz</text:p>
      <text:p text:style-name="P23"/>
      <text:p text:style-name="P23">Adicionar o arquivo descompactado dentro do diretório arquivos.</text:p>
      <text:p text:style-name="P23"/>
      <text:p text:style-name="P23">Reinicie todas as máquinas.</text:p>
      <text:p text:style-name="P23"/>
      <text:p text:style-name="P6">Teste:</text:p>
      <text:p text:style-name="P8">mpiexec --allow-run-as-root <text:s text:c="2"/>-n 1 python3 /<text:span text:style-name="T25">arquivos</text:span>/mpi4py-3.1.3/demo/helloworld.py </text:p>
      <text:p text:style-name="P23"/>
      <text:p text:style-name="P23">(-n serve para indicar quantos nucleos do processador vai ser utilizado)</text:p>
      <text:p text:style-name="P23"/>
      <text:p text:style-name="P23">Teste do Cluster:</text:p>
      <text:p text:style-name="P28"><text:span text:style-name="Fonte_20_parág._20_padrão"><text:span text:style-name="T1">mpiexec --allow-run-as-root -n 2 -machinefile /arquivos/maquinas python3 /</text:span></text:span><text:span text:style-name="Fonte_20_parág._20_padrão"><text:span text:style-name="T18">arquivos</text:span></text:span><text:span text:style-name="Fonte_20_parág._20_padrão"><text:span text:style-name="T1">/mpi4py-3.1.3/demo/helloworld.py</text:span></text:span></text:p>
      <text:p text:style-name="P35"><text:span text:style-name="Fonte_20_parág._20_padrão"><text:span text:style-name="T1"/></text:span></text:p>
      <text:p text:style-name="P36"><text:span text:style-name="Fonte_20_parág._20_padrão"><text:span text:style-name="T6">Teste de </text:span></text:span><text:span text:style-name="Fonte_20_parág._20_padrão"><text:span text:style-name="T7">calculo</text:span></text:span><text:span text:style-name="Fonte_20_parág._20_padrão"><text:span text:style-name="T6"> de pi:</text:span></text:span></text:p>
      <text:p text:style-name="P37"><text:span text:style-name="Fonte_20_parág._20_padrão"><text:span text:style-name="T9"/></text:span></text:p>
      <text:p text:style-name="P40"><text:span text:style-name="Fonte_20_parág._20_padrão"><text:span text:style-name="T12">pip3 install scipy</text:span></text:span></text:p>
      <text:p text:style-name="P40"><text:span text:style-name="Fonte_20_parág._20_padrão"><text:span text:style-name="T12"/></text:span></text:p>
      <text:p text:style-name="P27"><text:span text:style-name="Fonte_20_parág._20_padrão"><text:span text:style-name="T10">mpiexec --allow-run-as-root -n 2 -machinefile /arquivos/maquinas python3 /</text:span></text:span><text:span text:style-name="Fonte_20_parág._20_padrão"><text:span text:style-name="T11">arquivos</text:span></text:span><text:span text:style-name="Fonte_20_parág._20_padrão"><text:span text:style-name="T10">/mpi4py-3.1.3/demo/compute-pi/cpi-cco.py</text:span></text:span></text:p>
      <text:p text:style-name="P37"><text:span text:style-name="Fonte_20_parág._20_padrão"><text:span text:style-name="T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f-badge" style:family="text" style:parent-style-name="Fonte_20_parág._20_padrão"/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Guilerme Dias</meta:initial-creator>
    <meta:creation-date>2022-05-21T11:53:00Z</meta:creation-date>
    <dc:date>2022-06-09T21:06:52.962000000</dc:date>
    <meta:editing-cycles>23</meta:editing-cycles>
    <meta:editing-duration>PT5H20M53S</meta:editing-duration>
    <meta:document-statistic meta:table-count="0" meta:image-count="0" meta:object-count="0" meta:page-count="8" meta:paragraph-count="94" meta:word-count="520" meta:character-count="3989" meta:non-whitespace-character-count="3527"/>
    <meta:template xlink:type="simple" xlink:actuate="onRequest" xlink:title="" xlink:href="Normal"/>
  </office:meta>
</office:document-meta>
</file>